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36in"/>
    </style:style>
    <style:style style:name="co3" style:family="table-column">
      <style:table-column-properties fo:break-before="auto" style:column-width="2.4563in"/>
    </style:style>
    <style:style style:name="co4" style:family="table-column">
      <style:table-column-properties fo:break-before="auto" style:column-width="0.9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datos faltantes</text:p>
          </table:table-cell>
        </table:table-row>
        <table:table-row table:style-name="ro1">
          <table:table-cell office:value-type="string" calcext:value-type="string">
            <text:p>CVE_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digo de est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_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bre de est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shapely.MultiPolygon o shapely.Polygon</text:p>
          </table:table-cell>
          <table:table-cell office:value-type="string" calcext:value-type="string">
            <text:p>Figura geometrica de entidad/estado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2:37:42.024372538</meta:creation-date>
    <dc:date>2023-11-17T22:41:29.819565495</dc:date>
    <meta:editing-duration>PT3M48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